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officeooo:rsid="000f51c7" officeooo:paragraph-rsid="001097b2"/>
    </style:style>
    <style:style style:name="P2" style:family="paragraph" style:parent-style-name="Table_20_Contents">
      <style:text-properties style:text-underline-style="solid" style:text-underline-width="auto" style:text-underline-color="font-color" officeooo:rsid="001097b2" officeooo:paragraph-rsid="001097b2"/>
    </style:style>
    <style:style style:name="P3" style:family="paragraph" style:parent-style-name="Heading_20_1" style:master-page-name="Standard">
      <style:paragraph-properties style:page-number="auto"/>
      <style:text-properties fo:color="#00000a" fo:language="en" fo:country="GB" officeooo:rsid="000f51c7" officeooo:paragraph-rsid="000f51c7"/>
    </style:style>
    <style:style style:name="P4" style:family="paragraph" style:parent-style-name="Heading_20_1">
      <style:text-properties officeooo:paragraph-rsid="0012cee1"/>
    </style:style>
    <style:style style:name="P5" style:family="paragraph" style:parent-style-name="Header">
      <style:text-properties officeooo:paragraph-rsid="0012cee1"/>
    </style:style>
    <style:style style:name="P6" style:family="paragraph" style:parent-style-name="Heading_20_2">
      <style:text-properties fo:color="#00000a" fo:language="en" fo:country="GB" officeooo:rsid="000f51c7" officeooo:paragraph-rsid="000f51c7"/>
    </style:style>
    <style:style style:name="P7" style:family="paragraph" style:parent-style-name="Heading_20_2">
      <style:text-properties fo:color="#00000a" fo:language="en" fo:country="GB" officeooo:rsid="001097b2" officeooo:paragraph-rsid="001097b2"/>
    </style:style>
    <style:style style:name="P8" style:family="paragraph" style:parent-style-name="Text_20_body" style:list-style-name="L1">
      <style:text-properties fo:color="#00000a" fo:language="en" fo:country="GB" officeooo:rsid="000f51c7" officeooo:paragraph-rsid="000f51c7"/>
    </style:style>
    <style:style style:name="P9" style:family="paragraph" style:parent-style-name="Text_20_body">
      <style:paragraph-properties fo:text-align="justify" style:justify-single-word="false"/>
      <style:text-properties fo:color="#00000a" fo:language="en" fo:country="GB" officeooo:rsid="000f51c7" officeooo:paragraph-rsid="000f51c7"/>
    </style:style>
    <style:style style:name="P10" style:family="paragraph" style:parent-style-name="Text_20_body">
      <style:text-properties fo:color="#00000a" fo:language="en" fo:country="GB" officeooo:rsid="001097b2" officeooo:paragraph-rsid="001097b2"/>
    </style:style>
    <style:style style:name="P11" style:family="paragraph" style:parent-style-name="Text_20_body">
      <style:text-properties fo:color="#00000a" fo:language="en" fo:country="GB" officeooo:rsid="0012cee1" officeooo:paragraph-rsid="0012cee1"/>
    </style:style>
    <style:style style:name="P12" style:family="paragraph" style:parent-style-name="Text_20_body" style:list-style-name="L1">
      <style:text-properties officeooo:rsid="000f51c7" officeooo:paragraph-rsid="000f51c7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officeooo:rsid="000e1024" style:font-weight-asian="bold"/>
    </style:style>
    <style:style style:name="T4" style:family="text">
      <style:text-properties fo:language="en" fo:country="US" fo:font-weight="bold" officeooo:rsid="0012cee1" style:font-weight-asian="bold"/>
    </style:style>
    <style:style style:name="T5" style:family="text">
      <style:text-properties fo:language="en" fo:country="US" officeooo:rsid="000e1024"/>
    </style:style>
    <style:style style:name="T6" style:family="text">
      <style:text-properties fo:language="en" fo:country="US" officeooo:rsid="001097b2"/>
    </style:style>
    <style:style style:name="T7" style:family="text">
      <style:text-properties fo:language="en" fo:country="US" officeooo:rsid="0012cee1"/>
    </style:style>
    <style:style style:name="T8" style:family="text">
      <style:text-properties fo:color="#00000a" fo:language="en" fo:country="GB"/>
    </style:style>
    <style:style style:name="T9" style:family="text">
      <style:text-properties fo:color="#00000a" fo:language="en" fo:country="GB" officeooo:rsid="000f51c7"/>
    </style:style>
    <style:style style:name="T10" style:family="text">
      <style:text-properties fo:color="#00000a" fo:language="en" fo:country="GB" officeooo:rsid="0010cf9a"/>
    </style:style>
    <style:style style:name="T11" style:family="text">
      <style:text-properties fo:color="#00000a" fo:language="en" fo:country="GB" officeooo:rsid="0012cee1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097b2"/>
    </style:style>
    <style:style style:name="T14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ask 2</text:h>
      <text:p text:style-name="P11">(see attached ZIP archive. Please note that the diagram already contains the GUI classes required for the next task)</text:p>
      <text:h text:style-name="P4" text:outline-level="1"><text:span text:style-name="T11">Task 3</text:span></text:h>
      <text:p text:style-name="Text_20_body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>
      <style:text-properties fo:font-size="10pt" style:font-size-asian="10pt" style:font-size-complex="10pt"/>
    </style:style>
    <style:style style:name="Kommentarthema_20_Zchn" style:display-name="Kommentarthema Zchn" style:family="text" style:parent-style-name="Kommentartext_20_Zchn">
      <style:text-properties fo:font-size="10pt" fo:font-weight="bold" style:font-size-asian="10pt" style:font-weight-asian="bold" style:font-size-complex="10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2cee1"/>
    </style:style>
    <style:style style:name="MT1" style:family="text">
      <style:text-properties fo:language="en" fo:country="US" fo:font-weight="bold" officeooo:rsid="0012cee1" style:font-weight-asian="bold"/>
    </style:style>
    <style:style style:name="MT2" style:family="text">
      <style:text-properties fo:language="en" fo:country="US" fo:font-weight="bold" style:font-weight-asian="bold"/>
    </style:style>
    <style:style style:name="MT3" style:family="text">
      <style:text-properties fo:language="en" fo:country="US"/>
    </style:style>
    <style:style style:name="MT4" style:family="text">
      <style:text-properties fo:language="en" fo:country="US" officeooo:rsid="0012cee1"/>
    </style:style>
    <style:page-layout style:name="Mpm1">
      <style:page-layout-properties fo:page-width="21.001cm" fo:page-height="29.7cm" style:num-format="1" style:print-orientation="portrait" fo:margin-top="0.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02cm" fo:margin-left="0cm" fo:margin-right="0cm" fo:margin-bottom="1.50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MDSD</text:span><text:span text:style-name="MT2"><text:tab/>Group </text:span><text:span text:style-name="MT1">05</text:span><text:span text:style-name="MT3"><text:tab/></text:span><text:span text:style-name="MT4">Carolin Gülpen</text:span></text:p>
        <text:p text:style-name="Header"><text:span text:style-name="MT4">Exercise No. 1</text:span><text:span text:style-name="MT3"><text:tab/><text:tab/></text:span><text:span text:style-name="MT4">Julia Dittmer</text:span></text:p>
        <text:p text:style-name="Header">Page <text:page-number style:num-format="1" text:select-page="current">1</text:page-number> of <text:page-count style:num-format="1">1</text:page-count><text:tab/><text:span text:style-name="MT3"><text:tab/></text:span><text:span text:style-name="MT4">Raju Maharjan</text:span></text:p>
        <text:p text:style-name="Header"><text:span text:style-name="MT4"><text:tab/><text:tab/>Tobias Reischmann</text:span></text:p>
        <text:p text:style-name="MP1"><text:span text:style-name="MT4"><text:tab/><text:tab/>Jan Dageförde</text:span></text:p>
      </style:head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</meta:initial-creator>
    <meta:editing-cycles>19</meta:editing-cycles>
    <meta:creation-date>2013-10-31T16:36:00</meta:creation-date>
    <dc:date>2013-11-04T19:57:42.373000000</dc:date>
    <meta:editing-duration>PT23M46S</meta:editing-duration>
    <meta:generator>LibreOffice/4.1.2.3$Windows_x86 LibreOffice_project/40b2d7fde7e8d2d7bc5a449dc65df4d08a7dd38</meta:generator>
    <meta:document-statistic meta:table-count="0" meta:image-count="0" meta:object-count="0" meta:page-count="1" meta:paragraph-count="8" meta:word-count="43" meta:character-count="245" meta:non-whitespace-character-count="2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